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0000000D4BDA95C5B49EA153D.png" manifest:media-type="image/png"/>
  <manifest:file-entry manifest:full-path="Pictures/200001230000138E00000DC3872C4E424A6047C7.wmf" manifest:media-type="image/x-wmf"/>
  <manifest:file-entry manifest:full-path="Pictures/10000201000003880000025A1C26E419CF3DCD0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18cm" svg:x="7.045cm" svg:y="5.304cm">
          <draw:image xlink:href="Pictures/10000201000003880000025A1C26E419CF3DCD04.png" xlink:type="simple" xlink:show="embed" xlink:actuate="onLoad">
            <text:p/>
          </draw:image>
        </draw:frame>
        <draw:polygon draw:style-name="gr2" draw:text-style-name="P2" draw:layer="layout" svg:width="3.011cm" svg:height="2.176cm" svg:x="19.991cm" svg:y="6.139cm" svg:viewBox="0 0 3012 2177" draw:points="0,1413 301,2177 2989,857 3012,0">
          <text:p/>
        </draw:polygon>
        <draw:frame draw:style-name="gr3" draw:text-style-name="P4" draw:layer="layout" svg:width="5.727cm" svg:height="1.119cm" svg:x="15.841cm" svg:y="14.703cm">
          <draw:text-box>
            <text:p text:style-name="P3"><text:span text:style-name="T1">Falknerstrasse</text:span></text:p>
          </draw:text-box>
        </draw:frame>
        <draw:frame draw:style-name="gr3" draw:text-style-name="P4" draw:layer="layout" svg:width="4.884cm" svg:height="1.119cm" svg:x="18.023cm" svg:y="5.61cm">
          <draw:text-box>
            <text:p text:style-name="P3"><text:span text:style-name="T1">Rüdengasse</text:span></text:p>
          </draw:text-box>
        </draw:frame>
        <draw:frame draw:style-name="gr4" draw:text-style-name="P4" draw:layer="layout" svg:width="3.176cm" svg:height="1.987cm" svg:x="7.071cm" svg:y="7.973cm">
          <draw:text-box>
            <text:p text:style-name="P3"><text:span text:style-name="T1">Gerber-gasse</text:span></text:p>
          </draw:text-box>
        </draw:frame>
        <draw:frame draw:style-name="gr1" draw:text-style-name="P1" draw:layer="layout" svg:width="1.435cm" svg:height="1.01cm" draw:transform="rotate (-0.690277719163757) translate (18.874cm 7.763cm)">
          <draw:image xlink:href="Pictures/200001230000138E00000DC3872C4E424A6047C7.wmf" xlink:type="simple" xlink:show="embed" xlink:actuate="onLoad">
            <text:p/>
          </draw:image>
        </draw:frame>
        <draw:frame draw:style-name="gr1" draw:text-style-name="P1" draw:layer="layout" svg:width="1.435cm" svg:height="1.01cm" draw:transform="rotate (0.932354886415371) translate (10.538cm 10.481cm)">
          <draw:image xlink:href="Pictures/200001230000138E00000DC3872C4E424A6047C7.wmf" xlink:type="simple" xlink:show="embed" xlink:actuate="onLoad">
            <text:p/>
          </draw:image>
        </draw:frame>
        <draw:frame draw:style-name="gr1" draw:text-style-name="P1" draw:layer="layout" svg:width="2.15cm" svg:height="1.91cm" svg:x="11.232cm" svg:y="12.03cm">
          <draw:image xlink:href="Pictures/10000201000000F0000000D4BDA95C5B49EA15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9:44:30.220181507</meta:creation-date>
    <dc:date>2018-10-21T19:53:56.220525785</dc:date>
    <meta:editing-duration>PT5M47S</meta:editing-duration>
    <meta:editing-cycles>2</meta:editing-cycles>
    <meta:generator>LibreOffice/5.4.5.1$MacOSX_X86_64 LibreOffice_project/79c9829dd5d8054ec39a82dc51cd9eff340dbee8</meta:generator>
    <meta:document-statistic meta:object-count="8"/>
  </office:meta>
</office:document-meta>
</file>